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B538BF18C7246F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69cm, 3.62cm, 11.159cm, 4.84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031cm" svg:height="22.599cm" svg:x="1.092cm" svg:y="2.392cm">
          <draw:image xlink:href="Pictures/10000000000005E8000007E05B538BF18C7246F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04T16:20:27.760559375</dc:date>
    <meta:editing-duration>PT3M31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